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text-properties officeooo:rsid="00156ae1" officeooo:paragraph-rsid="001ced07"/>
    </style:style>
    <style:style style:name="P10" style:family="paragraph" style:parent-style-name="Standard">
      <style:text-properties officeooo:rsid="00156ae1" officeooo:paragraph-rsid="001f69de"/>
    </style:style>
    <style:style style:name="P11" style:family="paragraph" style:parent-style-name="Standard">
      <style:text-properties officeooo:rsid="00156ae1" officeooo:paragraph-rsid="00208273"/>
    </style:style>
    <style:style style:name="P12" style:family="paragraph" style:parent-style-name="Standard">
      <style:text-properties officeooo:rsid="00156ae1" officeooo:paragraph-rsid="00241a1a"/>
    </style:style>
    <style:style style:name="P13" style:family="paragraph" style:parent-style-name="Standard">
      <style:text-properties officeooo:rsid="00156ae1" officeooo:paragraph-rsid="0025c69a"/>
    </style:style>
    <style:style style:name="P14" style:family="paragraph" style:parent-style-name="Standard">
      <style:text-properties officeooo:rsid="00156ae1" officeooo:paragraph-rsid="0026ee1b"/>
    </style:style>
    <style:style style:name="P15" style:family="paragraph" style:parent-style-name="Standard">
      <style:text-properties officeooo:rsid="00156ae1" officeooo:paragraph-rsid="0028efc8"/>
    </style:style>
    <style:style style:name="P16" style:family="paragraph" style:parent-style-name="Standard">
      <style:text-properties officeooo:rsid="00156ae1" officeooo:paragraph-rsid="002a68d9"/>
    </style:style>
    <style:style style:name="P17" style:family="paragraph" style:parent-style-name="Standard">
      <style:text-properties officeooo:rsid="00156ae1" officeooo:paragraph-rsid="002ea7fb"/>
    </style:style>
    <style:style style:name="P18" style:family="paragraph" style:parent-style-name="Standard">
      <style:text-properties officeooo:rsid="00156ae1" officeooo:paragraph-rsid="003311d3"/>
    </style:style>
    <style:style style:name="P19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0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1" style:family="paragraph" style:parent-style-name="Standard">
      <style:text-properties officeooo:rsid="00156ae1" officeooo:paragraph-rsid="00359470"/>
    </style:style>
    <style:style style:name="P22" style:family="paragraph" style:parent-style-name="Standard">
      <style:text-properties officeooo:rsid="00156ae1" officeooo:paragraph-rsid="00390278"/>
    </style:style>
    <style:style style:name="P23" style:family="paragraph" style:parent-style-name="Standard">
      <style:text-properties officeooo:rsid="00156ae1" officeooo:paragraph-rsid="00424193"/>
    </style:style>
    <style:style style:name="P24" style:family="paragraph" style:parent-style-name="Standard">
      <style:text-properties officeooo:rsid="00156ae1" officeooo:paragraph-rsid="0043d6c2"/>
    </style:style>
    <style:style style:name="P25" style:family="paragraph" style:parent-style-name="Standard">
      <style:text-properties officeooo:rsid="00156ae1" officeooo:paragraph-rsid="004a917e"/>
    </style:style>
    <style:style style:name="P26" style:family="paragraph" style:parent-style-name="Standard">
      <style:text-properties officeooo:rsid="00156ae1" officeooo:paragraph-rsid="0057edda"/>
    </style:style>
    <style:style style:name="P27" style:family="paragraph" style:parent-style-name="Standard">
      <style:text-properties officeooo:rsid="00156ae1" officeooo:paragraph-rsid="005ef515"/>
    </style:style>
    <style:style style:name="P28" style:family="paragraph" style:parent-style-name="Standard">
      <style:text-properties officeooo:rsid="00156ae1" officeooo:paragraph-rsid="0062d222"/>
    </style:style>
    <style:style style:name="P29" style:family="paragraph" style:parent-style-name="Standard">
      <style:text-properties officeooo:rsid="00156ae1" officeooo:paragraph-rsid="006a3f99"/>
    </style:style>
    <style:style style:name="P30" style:family="paragraph" style:parent-style-name="Standard">
      <style:text-properties officeooo:rsid="00156ae1" officeooo:paragraph-rsid="006d660b"/>
    </style:style>
    <style:style style:name="P31" style:family="paragraph" style:parent-style-name="Standard">
      <style:text-properties officeooo:rsid="00156ae1" officeooo:paragraph-rsid="007612fd"/>
    </style:style>
    <style:style style:name="P32" style:family="paragraph" style:parent-style-name="Standard">
      <style:text-properties officeooo:rsid="00156ae1" officeooo:paragraph-rsid="00962c1a"/>
    </style:style>
    <style:style style:name="P33" style:family="paragraph" style:parent-style-name="Standard">
      <style:text-properties officeooo:rsid="00156ae1" officeooo:paragraph-rsid="00998533"/>
    </style:style>
    <style:style style:name="P34" style:family="paragraph" style:parent-style-name="Standard">
      <style:text-properties officeooo:rsid="00156ae1" officeooo:paragraph-rsid="00a83387"/>
    </style:style>
    <style:style style:name="P35" style:family="paragraph" style:parent-style-name="Standard">
      <style:text-properties officeooo:rsid="00156ae1" officeooo:paragraph-rsid="00b2dcb9"/>
    </style:style>
    <style:style style:name="P36" style:family="paragraph" style:parent-style-name="Standard">
      <style:text-properties officeooo:rsid="00156ae1" officeooo:paragraph-rsid="00bb2113"/>
    </style:style>
    <style:style style:name="P37" style:family="paragraph" style:parent-style-name="Standard">
      <style:text-properties officeooo:rsid="00156ae1" officeooo:paragraph-rsid="00c68297"/>
    </style:style>
    <style:style style:name="P38" style:family="paragraph" style:parent-style-name="Standard">
      <style:text-properties officeooo:rsid="00156ae1" officeooo:paragraph-rsid="00dc29f4"/>
    </style:style>
    <style:style style:name="P39" style:family="paragraph" style:parent-style-name="Standard">
      <style:text-properties officeooo:rsid="00156ae1" officeooo:paragraph-rsid="00df4397"/>
    </style:style>
    <style:style style:name="P40" style:family="paragraph" style:parent-style-name="Standard">
      <style:text-properties officeooo:rsid="00156ae1" officeooo:paragraph-rsid="00e07e35"/>
    </style:style>
    <style:style style:name="P41" style:family="paragraph" style:parent-style-name="Standard">
      <style:text-properties officeooo:rsid="001ced07" officeooo:paragraph-rsid="001ced07"/>
    </style:style>
    <style:style style:name="P42" style:family="paragraph" style:parent-style-name="Standard">
      <style:text-properties officeooo:rsid="001f69de" officeooo:paragraph-rsid="001f69de"/>
    </style:style>
    <style:style style:name="P43" style:family="paragraph" style:parent-style-name="Standard">
      <style:text-properties officeooo:rsid="00208273" officeooo:paragraph-rsid="00208273"/>
    </style:style>
    <style:style style:name="P44" style:family="paragraph" style:parent-style-name="Standard">
      <style:text-properties officeooo:rsid="00241a1a" officeooo:paragraph-rsid="00241a1a"/>
    </style:style>
    <style:style style:name="P45" style:family="paragraph" style:parent-style-name="Standard">
      <style:text-properties officeooo:rsid="0025c69a" officeooo:paragraph-rsid="0025c69a"/>
    </style:style>
    <style:style style:name="P46" style:family="paragraph" style:parent-style-name="Standard">
      <style:text-properties officeooo:rsid="0026ee1b" officeooo:paragraph-rsid="0026ee1b"/>
    </style:style>
    <style:style style:name="P47" style:family="paragraph" style:parent-style-name="Standard">
      <style:text-properties officeooo:rsid="0028efc8" officeooo:paragraph-rsid="0028efc8"/>
    </style:style>
    <style:style style:name="P48" style:family="paragraph" style:parent-style-name="Standard">
      <style:text-properties officeooo:rsid="002a68d9" officeooo:paragraph-rsid="002a68d9"/>
    </style:style>
    <style:style style:name="P49" style:family="paragraph" style:parent-style-name="Standard">
      <style:text-properties officeooo:rsid="002ea7fb" officeooo:paragraph-rsid="002ea7fb"/>
    </style:style>
    <style:style style:name="P50" style:family="paragraph" style:parent-style-name="Standard">
      <style:text-properties officeooo:rsid="003311d3" officeooo:paragraph-rsid="003311d3"/>
    </style:style>
    <style:style style:name="P51" style:family="paragraph" style:parent-style-name="Standard">
      <style:text-properties officeooo:rsid="00359470" officeooo:paragraph-rsid="00359470"/>
    </style:style>
    <style:style style:name="P52" style:family="paragraph" style:parent-style-name="Standard">
      <style:text-properties officeooo:rsid="00390278" officeooo:paragraph-rsid="00390278"/>
    </style:style>
    <style:style style:name="P53" style:family="paragraph" style:parent-style-name="Standard">
      <style:text-properties officeooo:rsid="00430558" officeooo:paragraph-rsid="00430558"/>
    </style:style>
    <style:style style:name="P54" style:family="paragraph" style:parent-style-name="Standard">
      <style:text-properties officeooo:rsid="0043d6c2" officeooo:paragraph-rsid="0043d6c2"/>
    </style:style>
    <style:style style:name="P55" style:family="paragraph" style:parent-style-name="Standard">
      <style:text-properties officeooo:rsid="004a917e" officeooo:paragraph-rsid="004a917e"/>
    </style:style>
    <style:style style:name="P56" style:family="paragraph" style:parent-style-name="Standard">
      <style:text-properties officeooo:rsid="0057edda" officeooo:paragraph-rsid="0057edda"/>
    </style:style>
    <style:style style:name="P57" style:family="paragraph" style:parent-style-name="Standard">
      <style:text-properties officeooo:rsid="005ef515" officeooo:paragraph-rsid="005ef515"/>
    </style:style>
    <style:style style:name="P58" style:family="paragraph" style:parent-style-name="Standard">
      <style:text-properties officeooo:rsid="0062d222" officeooo:paragraph-rsid="0062d222"/>
    </style:style>
    <style:style style:name="P59" style:family="paragraph" style:parent-style-name="Standard">
      <style:text-properties officeooo:rsid="006a3f99" officeooo:paragraph-rsid="006a3f99"/>
    </style:style>
    <style:style style:name="P60" style:family="paragraph" style:parent-style-name="Standard">
      <style:text-properties officeooo:rsid="006d660b" officeooo:paragraph-rsid="006d660b"/>
    </style:style>
    <style:style style:name="P61" style:family="paragraph" style:parent-style-name="Standard">
      <style:text-properties officeooo:rsid="007612fd" officeooo:paragraph-rsid="007612fd"/>
    </style:style>
    <style:style style:name="P62" style:family="paragraph" style:parent-style-name="Standard">
      <style:text-properties officeooo:rsid="00962c1a" officeooo:paragraph-rsid="00962c1a"/>
    </style:style>
    <style:style style:name="P63" style:family="paragraph" style:parent-style-name="Standard">
      <style:text-properties officeooo:rsid="00998533" officeooo:paragraph-rsid="00998533"/>
    </style:style>
    <style:style style:name="P64" style:family="paragraph" style:parent-style-name="Standard">
      <style:text-properties officeooo:rsid="00a83387" officeooo:paragraph-rsid="00a83387"/>
    </style:style>
    <style:style style:name="P65" style:family="paragraph" style:parent-style-name="Standard">
      <style:text-properties officeooo:rsid="00b2dcb9" officeooo:paragraph-rsid="00b2dcb9"/>
    </style:style>
    <style:style style:name="P66" style:family="paragraph" style:parent-style-name="Standard">
      <style:text-properties officeooo:rsid="00bb2113" officeooo:paragraph-rsid="00bb2113"/>
    </style:style>
    <style:style style:name="P67" style:family="paragraph" style:parent-style-name="Standard">
      <style:text-properties officeooo:rsid="00c68297" officeooo:paragraph-rsid="00c68297"/>
    </style:style>
    <style:style style:name="P68" style:family="paragraph" style:parent-style-name="Standard">
      <style:text-properties officeooo:rsid="00dc29f4" officeooo:paragraph-rsid="00dc29f4"/>
    </style:style>
    <style:style style:name="P69" style:family="paragraph" style:parent-style-name="Standard">
      <style:text-properties officeooo:paragraph-rsid="00df4397"/>
    </style:style>
    <style:style style:name="P70" style:family="paragraph" style:parent-style-name="Standard">
      <style:text-properties officeooo:rsid="00df4397" officeooo:paragraph-rsid="00df4397"/>
    </style:style>
    <style:style style:name="P71" style:family="paragraph" style:parent-style-name="Standard">
      <style:text-properties officeooo:rsid="00e07e35" officeooo:paragraph-rsid="00e07e35"/>
    </style:style>
    <style:style style:name="P72" style:family="paragraph" style:parent-style-name="Standard">
      <style:text-properties officeooo:paragraph-rsid="00eb8c6a"/>
    </style:style>
    <style:style style:name="P73" style:family="paragraph" style:parent-style-name="Standard">
      <style:text-properties officeooo:paragraph-rsid="00f2e558"/>
    </style:style>
    <style:style style:name="P74" style:family="paragraph" style:parent-style-name="Standard">
      <style:text-properties officeooo:paragraph-rsid="00fb1cb5"/>
    </style:style>
    <style:style style:name="P75" style:family="paragraph" style:parent-style-name="Standard">
      <style:text-properties officeooo:paragraph-rsid="00ffd1a8"/>
    </style:style>
    <style:style style:name="P76" style:family="paragraph" style:parent-style-name="Standard">
      <style:text-properties officeooo:paragraph-rsid="01025fe5"/>
    </style:style>
    <style:style style:name="P77" style:family="paragraph" style:parent-style-name="Standard">
      <style:text-properties officeooo:paragraph-rsid="01052d09"/>
    </style:style>
    <style:style style:name="P78" style:family="paragraph" style:parent-style-name="Standard">
      <style:text-properties officeooo:paragraph-rsid="0106db61"/>
    </style:style>
    <style:style style:name="P79" style:family="paragraph" style:parent-style-name="Standard">
      <style:text-properties officeooo:rsid="010d023b" officeooo:paragraph-rsid="010d023b"/>
    </style:style>
    <style:style style:name="P80" style:family="paragraph" style:parent-style-name="Standard">
      <style:text-properties officeooo:paragraph-rsid="011ce349"/>
    </style:style>
    <style:style style:name="P81" style:family="paragraph" style:parent-style-name="Standard">
      <style:text-properties officeooo:rsid="011ce349" officeooo:paragraph-rsid="011ce349"/>
    </style:style>
    <style:style style:name="P82" style:family="paragraph" style:parent-style-name="Standard">
      <style:text-properties officeooo:rsid="01221108" officeooo:paragraph-rsid="01221108"/>
    </style:style>
    <style:style style:name="P83" style:family="paragraph" style:parent-style-name="Standard">
      <style:text-properties officeooo:rsid="012a81bb" officeooo:paragraph-rsid="012a81bb"/>
    </style:style>
    <style:style style:name="P84" style:family="paragraph" style:parent-style-name="Standard">
      <style:text-properties officeooo:paragraph-rsid="012ab137"/>
    </style:style>
    <style:style style:name="P85" style:family="paragraph" style:parent-style-name="Standard">
      <style:text-properties officeooo:paragraph-rsid="012ce5fb"/>
    </style:style>
    <style:style style:name="P86" style:family="paragraph" style:parent-style-name="Standard">
      <style:text-properties officeooo:paragraph-rsid="012f17e7"/>
    </style:style>
    <style:style style:name="P87" style:family="paragraph" style:parent-style-name="Standard">
      <style:text-properties officeooo:paragraph-rsid="01341dc3"/>
    </style:style>
    <style:style style:name="P88" style:family="paragraph" style:parent-style-name="Standard">
      <style:text-properties officeooo:paragraph-rsid="01374101"/>
    </style:style>
    <style:style style:name="P89" style:family="paragraph" style:parent-style-name="Table_20_Contents">
      <style:paragraph-properties fo:text-align="center" style:justify-single-word="false"/>
    </style:style>
    <style:style style:name="P90" style:family="paragraph" style:parent-style-name="Table_20_Contents">
      <style:paragraph-properties fo:text-align="end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end" style:justify-single-word="false"/>
    </style:style>
    <style:style style:name="P93" style:family="paragraph" style:parent-style-name="Standard">
      <style:text-properties officeooo:rsid="00156ae1"/>
    </style:style>
    <style:style style:name="P94" style:family="paragraph" style:parent-style-name="Standard">
      <style:text-properties officeooo:rsid="00156ae1" officeooo:paragraph-rsid="00eb8c6a"/>
    </style:style>
    <style:style style:name="P95" style:family="paragraph" style:parent-style-name="Standard">
      <style:text-properties officeooo:rsid="00156ae1" officeooo:paragraph-rsid="00f2e558"/>
    </style:style>
    <style:style style:name="P96" style:family="paragraph" style:parent-style-name="Standard">
      <style:text-properties officeooo:rsid="00156ae1" officeooo:paragraph-rsid="00fb1cb5"/>
    </style:style>
    <style:style style:name="P97" style:family="paragraph" style:parent-style-name="Standard">
      <style:text-properties officeooo:rsid="00156ae1" officeooo:paragraph-rsid="00ffd1a8"/>
    </style:style>
    <style:style style:name="P98" style:family="paragraph" style:parent-style-name="Standard">
      <style:text-properties officeooo:rsid="00156ae1" officeooo:paragraph-rsid="01025fe5"/>
    </style:style>
    <style:style style:name="P99" style:family="paragraph" style:parent-style-name="Standard">
      <style:text-properties officeooo:rsid="00156ae1" officeooo:paragraph-rsid="01052d09"/>
    </style:style>
    <style:style style:name="P100" style:family="paragraph" style:parent-style-name="Standard">
      <style:text-properties officeooo:rsid="00156ae1" officeooo:paragraph-rsid="0106db61"/>
    </style:style>
    <style:style style:name="P101" style:family="paragraph" style:parent-style-name="Standard">
      <style:text-properties officeooo:rsid="00156ae1" officeooo:paragraph-rsid="010d023b"/>
    </style:style>
    <style:style style:name="P102" style:family="paragraph" style:parent-style-name="Standard">
      <style:text-properties officeooo:rsid="00156ae1" officeooo:paragraph-rsid="011ce349"/>
    </style:style>
    <style:style style:name="P103" style:family="paragraph" style:parent-style-name="Standard">
      <style:text-properties officeooo:rsid="00156ae1" officeooo:paragraph-rsid="01221108"/>
    </style:style>
    <style:style style:name="P104" style:family="paragraph" style:parent-style-name="Standard">
      <style:text-properties officeooo:rsid="00156ae1" officeooo:paragraph-rsid="012a81bb"/>
    </style:style>
    <style:style style:name="P105" style:family="paragraph" style:parent-style-name="Standard">
      <style:text-properties officeooo:rsid="00156ae1" officeooo:paragraph-rsid="012ab137"/>
    </style:style>
    <style:style style:name="P106" style:family="paragraph" style:parent-style-name="Standard">
      <style:text-properties officeooo:rsid="00156ae1" officeooo:paragraph-rsid="012ce5fb"/>
    </style:style>
    <style:style style:name="P107" style:family="paragraph" style:parent-style-name="Standard">
      <style:text-properties officeooo:rsid="00156ae1" officeooo:paragraph-rsid="012f17e7"/>
    </style:style>
    <style:style style:name="P108" style:family="paragraph" style:parent-style-name="Standard">
      <style:text-properties officeooo:rsid="00156ae1" officeooo:paragraph-rsid="01341dc3"/>
    </style:style>
    <style:style style:name="P109" style:family="paragraph" style:parent-style-name="Standard">
      <style:text-properties officeooo:rsid="00156ae1" officeooo:paragraph-rsid="01374101"/>
    </style:style>
    <style:style style:name="P110" style:family="paragraph" style:parent-style-name="Standard">
      <style:text-properties officeooo:rsid="00156ae1" officeooo:paragraph-rsid="015ebbfc"/>
    </style:style>
    <style:style style:name="P111" style:family="paragraph" style:parent-style-name="Standard">
      <style:text-properties officeooo:rsid="00156ae1" officeooo:paragraph-rsid="0162c4e7"/>
    </style:style>
    <style:style style:name="P112" style:family="paragraph" style:parent-style-name="Standard">
      <style:text-properties officeooo:rsid="00156ae1" officeooo:paragraph-rsid="016a9da1"/>
    </style:style>
    <style:style style:name="P113" style:family="paragraph" style:parent-style-name="Standard">
      <style:text-properties officeooo:rsid="00156ae1" officeooo:paragraph-rsid="0177badc"/>
    </style:style>
    <style:style style:name="P114" style:family="paragraph" style:parent-style-name="Standard">
      <style:text-properties officeooo:rsid="00156ae1" officeooo:paragraph-rsid="017c0406"/>
    </style:style>
    <style:style style:name="P115" style:family="paragraph" style:parent-style-name="Standard">
      <style:text-properties officeooo:rsid="00156ae1" officeooo:paragraph-rsid="018021ad"/>
    </style:style>
    <style:style style:name="P116" style:family="paragraph" style:parent-style-name="Standard">
      <style:text-properties officeooo:rsid="00156ae1" officeooo:paragraph-rsid="01855cb1"/>
    </style:style>
    <style:style style:name="P117" style:family="paragraph" style:parent-style-name="Standard">
      <style:text-properties officeooo:rsid="00156ae1" officeooo:paragraph-rsid="018b4c02"/>
    </style:style>
    <style:style style:name="P118" style:family="paragraph" style:parent-style-name="Standard">
      <style:text-properties officeooo:rsid="00156ae1" officeooo:paragraph-rsid="018f6877"/>
    </style:style>
    <style:style style:name="P119" style:family="paragraph" style:parent-style-name="Standard">
      <style:text-properties officeooo:rsid="00156ae1" officeooo:paragraph-rsid="0026ee1b"/>
    </style:style>
    <style:style style:name="P120" style:family="paragraph" style:parent-style-name="Standard">
      <style:text-properties officeooo:rsid="00156ae1" officeooo:paragraph-rsid="005ef515"/>
    </style:style>
    <style:style style:name="P121" style:family="paragraph" style:parent-style-name="Standard">
      <style:text-properties officeooo:rsid="00156ae1" officeooo:paragraph-rsid="007612fd"/>
    </style:style>
    <style:style style:name="P122" style:family="paragraph" style:parent-style-name="Standard">
      <style:text-properties officeooo:rsid="00156ae1" officeooo:paragraph-rsid="01a6fbb6"/>
    </style:style>
    <style:style style:name="P123" style:family="paragraph" style:parent-style-name="Standard">
      <style:text-properties officeooo:rsid="00156ae1" officeooo:paragraph-rsid="01b27956"/>
    </style:style>
    <style:style style:name="P124" style:family="paragraph" style:parent-style-name="Standard">
      <style:text-properties officeooo:rsid="00156ae1" officeooo:paragraph-rsid="01c3777e"/>
    </style:style>
    <style:style style:name="P125" style:family="paragraph" style:parent-style-name="Standard">
      <style:text-properties officeooo:rsid="00156ae1" officeooo:paragraph-rsid="01c5ff6f"/>
    </style:style>
    <style:style style:name="P126" style:family="paragraph" style:parent-style-name="Standard">
      <style:text-properties officeooo:rsid="00156ae1" officeooo:paragraph-rsid="01cd8922"/>
    </style:style>
    <style:style style:name="P127" style:family="paragraph" style:parent-style-name="Standard">
      <style:text-properties officeooo:rsid="00156ae1" officeooo:paragraph-rsid="01cf20a4"/>
    </style:style>
    <style:style style:name="P128" style:family="paragraph" style:parent-style-name="Standard">
      <style:text-properties officeooo:rsid="00156ae1" officeooo:paragraph-rsid="01d791b4"/>
    </style:style>
    <style:style style:name="P129" style:family="paragraph" style:parent-style-name="Standard">
      <style:text-properties officeooo:rsid="00156ae1" officeooo:paragraph-rsid="01db7dd6"/>
    </style:style>
    <style:style style:name="P130" style:family="paragraph" style:parent-style-name="Standard">
      <style:text-properties officeooo:rsid="00156ae1" officeooo:paragraph-rsid="01de20aa"/>
    </style:style>
    <style:style style:name="P131" style:family="paragraph" style:parent-style-name="Standard">
      <style:text-properties officeooo:rsid="00156ae1" officeooo:paragraph-rsid="01e7930d"/>
    </style:style>
    <style:style style:name="P132" style:family="paragraph" style:parent-style-name="Standard">
      <style:text-properties officeooo:rsid="00156ae1" officeooo:paragraph-rsid="01efc9a4"/>
    </style:style>
    <style:style style:name="P133" style:family="paragraph" style:parent-style-name="Standard">
      <style:text-properties officeooo:paragraph-rsid="01374101"/>
    </style:style>
    <style:style style:name="P134" style:family="paragraph" style:parent-style-name="Standard">
      <style:text-properties officeooo:rsid="015ebbfc" officeooo:paragraph-rsid="015ebbfc"/>
    </style:style>
    <style:style style:name="P135" style:family="paragraph" style:parent-style-name="Standard">
      <style:paragraph-properties fo:text-align="center" style:justify-single-word="false"/>
    </style:style>
    <style:style style:name="P136" style:family="paragraph" style:parent-style-name="Standard">
      <style:paragraph-properties fo:text-align="center" style:justify-single-word="false"/>
      <style:text-properties officeooo:paragraph-rsid="01374101"/>
    </style:style>
    <style:style style:name="P137" style:family="paragraph" style:parent-style-name="Standard">
      <style:paragraph-properties fo:text-align="center" style:justify-single-word="false"/>
      <style:text-properties officeooo:paragraph-rsid="01c1e4fd"/>
    </style:style>
    <style:style style:name="P138" style:family="paragraph" style:parent-style-name="Standard">
      <style:text-properties officeooo:rsid="0162c4e7" officeooo:paragraph-rsid="0162c4e7"/>
    </style:style>
    <style:style style:name="P139" style:family="paragraph" style:parent-style-name="Standard">
      <style:text-properties officeooo:rsid="016a9da1" officeooo:paragraph-rsid="016a9da1"/>
    </style:style>
    <style:style style:name="P140" style:family="paragraph" style:parent-style-name="Standard">
      <style:text-properties officeooo:rsid="0177badc" officeooo:paragraph-rsid="0177badc"/>
    </style:style>
    <style:style style:name="P141" style:family="paragraph" style:parent-style-name="Standard">
      <style:text-properties officeooo:rsid="017c0406" officeooo:paragraph-rsid="017c0406"/>
    </style:style>
    <style:style style:name="P142" style:family="paragraph" style:parent-style-name="Standard">
      <style:text-properties officeooo:rsid="018021ad" officeooo:paragraph-rsid="018021ad"/>
    </style:style>
    <style:style style:name="P143" style:family="paragraph" style:parent-style-name="Standard">
      <style:text-properties officeooo:rsid="01855cb1" officeooo:paragraph-rsid="01855cb1"/>
    </style:style>
    <style:style style:name="P144" style:family="paragraph" style:parent-style-name="Standard">
      <style:text-properties officeooo:rsid="018b4c02" officeooo:paragraph-rsid="018b4c02"/>
    </style:style>
    <style:style style:name="P145" style:family="paragraph" style:parent-style-name="Standard">
      <style:text-properties officeooo:rsid="018f6877" officeooo:paragraph-rsid="018f6877"/>
    </style:style>
    <style:style style:name="P14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47" style:family="paragraph" style:parent-style-name="Standard">
      <style:text-properties officeooo:rsid="01a6fbb6" officeooo:paragraph-rsid="01a6fbb6"/>
    </style:style>
    <style:style style:name="P148" style:family="paragraph" style:parent-style-name="Standard">
      <style:text-properties officeooo:rsid="01a89716" officeooo:paragraph-rsid="01a89716"/>
    </style:style>
    <style:style style:name="P149" style:family="paragraph" style:parent-style-name="Standard">
      <style:text-properties officeooo:rsid="01b27956" officeooo:paragraph-rsid="01b27956"/>
    </style:style>
    <style:style style:name="P150" style:family="paragraph" style:parent-style-name="Standard">
      <style:text-properties officeooo:rsid="01b5374a" officeooo:paragraph-rsid="01b5374a"/>
    </style:style>
    <style:style style:name="P151" style:family="paragraph" style:parent-style-name="Standard">
      <style:text-properties officeooo:rsid="01c3777e" officeooo:paragraph-rsid="01c3777e"/>
    </style:style>
    <style:style style:name="P152" style:family="paragraph" style:parent-style-name="Standard">
      <style:text-properties officeooo:rsid="01c5ff6f" officeooo:paragraph-rsid="01c5ff6f"/>
    </style:style>
    <style:style style:name="P153" style:family="paragraph" style:parent-style-name="Standard">
      <style:text-properties officeooo:rsid="01cd8922" officeooo:paragraph-rsid="01cd8922"/>
    </style:style>
    <style:style style:name="P154" style:family="paragraph" style:parent-style-name="Standard">
      <style:text-properties officeooo:rsid="01cf20a4" officeooo:paragraph-rsid="01cf20a4"/>
    </style:style>
    <style:style style:name="P155" style:family="paragraph" style:parent-style-name="Standard">
      <style:text-properties officeooo:rsid="01d791b4" officeooo:paragraph-rsid="01d791b4"/>
    </style:style>
    <style:style style:name="P156" style:family="paragraph" style:parent-style-name="Standard">
      <style:text-properties officeooo:rsid="01db7dd6" officeooo:paragraph-rsid="01db7dd6"/>
    </style:style>
    <style:style style:name="P157" style:family="paragraph" style:parent-style-name="Standard">
      <style:text-properties officeooo:rsid="01de20aa" officeooo:paragraph-rsid="01de20aa"/>
    </style:style>
    <style:style style:name="P158" style:family="paragraph" style:parent-style-name="Standard">
      <style:text-properties officeooo:rsid="01e7930d" officeooo:paragraph-rsid="01e7930d"/>
    </style:style>
    <style:style style:name="P159" style:family="paragraph" style:parent-style-name="Standard">
      <style:text-properties officeooo:rsid="01efc9a4" officeooo:paragraph-rsid="01efc9a4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officeooo:rsid="001f69de"/>
    </style:style>
    <style:style style:name="T21" style:family="text">
      <style:text-properties officeooo:rsid="00241a1a"/>
    </style:style>
    <style:style style:name="T22" style:family="text">
      <style:text-properties officeooo:rsid="002a68d9"/>
    </style:style>
    <style:style style:name="T23" style:family="text">
      <style:text-properties officeooo:rsid="00359470"/>
    </style:style>
    <style:style style:name="T24" style:family="text">
      <style:text-properties officeooo:rsid="0043d6c2"/>
    </style:style>
    <style:style style:name="T25" style:family="text">
      <style:text-properties officeooo:rsid="0057edda"/>
    </style:style>
    <style:style style:name="T26" style:family="text">
      <style:text-properties officeooo:rsid="006d660b"/>
    </style:style>
    <style:style style:name="T27" style:family="text">
      <style:text-properties officeooo:rsid="00998533"/>
    </style:style>
    <style:style style:name="T28" style:family="text">
      <style:text-properties officeooo:rsid="00b2dcb9"/>
    </style:style>
    <style:style style:name="T29" style:family="text">
      <style:text-properties officeooo:rsid="00c68297"/>
    </style:style>
    <style:style style:name="T30" style:family="text">
      <style:text-properties officeooo:rsid="00e07e35"/>
    </style:style>
    <style:style style:name="T31" style:family="text">
      <style:text-properties officeooo:rsid="0162c4e7"/>
    </style:style>
    <style:style style:name="T32" style:family="text">
      <style:text-properties officeooo:rsid="0177badc"/>
    </style:style>
    <style:style style:name="T33" style:family="text">
      <style:text-properties officeooo:rsid="01b27956"/>
    </style:style>
    <style:style style:name="T34" style:family="text">
      <style:text-properties officeooo:rsid="01cc6fc2"/>
    </style:style>
    <style:style style:name="T35" style:family="text">
      <style:text-properties officeooo:rsid="01cf20a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1" draw:name="Objeto2" text:anchor-type="as-char" svg:y="-3.817cm" svg:width="6.967cm" svg:height="7.3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9">Exercício I</text:p>
      <text:p text:style-name="P4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89"><draw:frame draw:style-name="fr1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9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0">Exercício I<text:span text:style-name="T20">I</text:span></text:p>
      <text:p text:style-name="P42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89"><draw:frame draw:style-name="fr1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9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1">Exercício I<text:span text:style-name="T20">II</text:span></text:p>
      <text:p text:style-name="P43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89"><draw:frame draw:style-name="fr1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9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2">Exercício I<text:span text:style-name="T21">V</text:span></text:p>
      <text:p text:style-name="P44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89"><draw:frame draw:style-name="fr1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9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3">Exercício <text:span text:style-name="T21">V</text:span></text:p>
      <text:p text:style-name="P45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89"><draw:frame draw:style-name="fr1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9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4"/>
      <text:p text:style-name="P14"/>
      <text:p text:style-name="P14"/>
      <text:p text:style-name="P14"/>
      <text:p text:style-name="P14"/>
      <text:p text:style-name="P14"><text:soft-page-break/>Exercício <text:span text:style-name="T21">VI</text:span></text:p>
      <text:p text:style-name="P46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89"><draw:frame draw:style-name="fr1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9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15">Exercício I</text:p>
      <text:p text:style-name="P47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89"><draw:frame draw:style-name="fr1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9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6"/>
      <text:p text:style-name="P16">Exercício I<text:span text:style-name="T22">I</text:span></text:p>
      <text:p text:style-name="P48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89"><draw:frame draw:style-name="fr1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9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7">Exercício I<text:span text:style-name="T22">I</text:span></text:p>
      <text:p text:style-name="P49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89"><draw:frame draw:style-name="fr1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9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9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18"/>
      <text:p text:style-name="P18">Exercício I</text:p>
      <text:p text:style-name="P50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89"><draw:frame draw:style-name="fr1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90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1">Exercício I<text:span text:style-name="T23">I</text:span></text:p>
      <text:p text:style-name="P51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89"><draw:frame draw:style-name="fr1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90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2">Exercício I</text:p>
      <text:p text:style-name="P52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89"><draw:frame draw:style-name="fr1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90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46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23">Exercício I</text:p>
      <text:p text:style-name="P53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89"><draw:frame draw:style-name="fr1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90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24">Exercício I<text:span text:style-name="T24">I</text:span></text:p>
      <text:p text:style-name="P54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89"><draw:frame draw:style-name="fr1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90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25">Exercício I<text:span text:style-name="T24">II</text:span></text:p>
      <text:p text:style-name="P55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89"><draw:frame draw:style-name="fr1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90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26">Exercício I<text:span text:style-name="T25">V</text:span></text:p>
      <text:p text:style-name="P56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89"><draw:frame draw:style-name="fr1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90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93"/>
      <text:p text:style-name="P27"/>
      <text:p text:style-name="P27"/>
      <text:p text:style-name="P27"><text:soft-page-break/>Exercício <text:span text:style-name="T25">V</text:span></text:p>
      <text:p text:style-name="P57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89"><draw:frame draw:style-name="fr1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90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28">Exercício I</text:p>
      <text:p text:style-name="P58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89"><draw:frame draw:style-name="fr1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90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0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29"/>
      <text:p text:style-name="P29">Exercício I</text:p>
      <text:p text:style-name="P59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89"><draw:frame draw:style-name="fr1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90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0">Exercício I<text:span text:style-name="T26">I</text:span></text:p>
      <text:p text:style-name="P60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89"><draw:frame draw:style-name="fr1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90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1"/>
      <text:p text:style-name="P31"/>
      <text:p text:style-name="P31"/>
      <text:p text:style-name="P31"/>
      <text:p text:style-name="P31"><text:soft-page-break/>Exercício I<text:span text:style-name="T26">II</text:span></text:p>
      <text:p text:style-name="P61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89"><draw:frame draw:style-name="fr1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90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2">Exercício I</text:p>
      <text:p text:style-name="P62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89"><draw:frame draw:style-name="fr1" draw:name="Objeto23" text:anchor-type="as-char" svg:y="-2.586cm" svg:width="9.246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90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33">Exercício I<text:span text:style-name="T27">I</text:span></text:p>
      <text:p text:style-name="P63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89"><draw:frame draw:style-name="fr1" draw:name="Objeto24" text:anchor-type="as-char" svg:y="-2.316cm" svg:width="9.726cm" svg:height="4.48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90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93"/>
      <text:p text:style-name="P34"/>
      <text:p text:style-name="P34"><text:soft-page-break/>Exercício I<text:span text:style-name="T27">II</text:span></text:p>
      <text:p text:style-name="P64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89"><draw:frame draw:style-name="fr1" draw:name="Objeto25" text:anchor-type="as-char" svg:y="-3.574cm" svg:width="14.34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90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35">Exercício I<text:span text:style-name="T28">V</text:span></text:p>
      <text:p text:style-name="P65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89"><draw:frame draw:style-name="fr1" draw:name="Objeto26" text:anchor-type="as-char" svg:y="-2.281cm" svg:width="14.582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90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36">Exercício I</text:p>
      <text:p text:style-name="P66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89"><draw:frame draw:style-name="fr1" draw:name="Objeto27" text:anchor-type="as-char" svg:y="-5.235cm" svg:width="14.944cm" svg:height="10.34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90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37">Exercício I<text:span text:style-name="T29">I</text:span></text:p>
      <text:p text:style-name="P67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89"><draw:frame draw:style-name="fr1" draw:name="Objeto28" text:anchor-type="as-char" svg:y="-2.013cm" svg:width="13.414cm" svg:height="3.875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90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38">Exercício I</text:p>
      <text:p text:style-name="P68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89"><draw:frame draw:style-name="fr1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90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69"/>
      <text:p text:style-name="P39">Exercício I</text:p>
      <text:p text:style-name="P70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89"><draw:frame draw:style-name="fr1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90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0">Exercício I<text:span text:style-name="T30">I</text:span></text:p>
      <text:p text:style-name="P71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89"><draw:frame draw:style-name="fr1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90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72"/>
      <text:p text:style-name="P94">Exercício I</text:p>
      <text:p text:style-name="P72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89"><draw:frame draw:style-name="fr1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90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72"/>
      <text:p text:style-name="P95">Exercício II</text:p>
      <text:p text:style-name="P73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89"><draw:frame draw:style-name="fr1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90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73"/>
      <text:p text:style-name="P96">Exercício II</text:p>
      <text:p text:style-name="P74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89"><draw:frame draw:style-name="fr1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90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74"/>
      <text:p text:style-name="P97"/>
      <text:p text:style-name="P97"/>
      <text:p text:style-name="P97"/>
      <text:p text:style-name="P97"/>
      <text:p text:style-name="P97"><text:soft-page-break/>Exercício III</text:p>
      <text:p text:style-name="P75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89"><draw:frame draw:style-name="fr1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90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75"/>
      <text:p text:style-name="P98">Exercício IV</text:p>
      <text:p text:style-name="P76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89"><draw:frame draw:style-name="fr1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90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76"/>
      <text:p text:style-name="P99">Exercício V</text:p>
      <text:p text:style-name="P77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89"><draw:frame draw:style-name="fr1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90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77"/>
      <text:p text:style-name="P100">Exercício VI</text:p>
      <text:p text:style-name="P78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89"><draw:frame draw:style-name="fr1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90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78"/>
      <text:p text:style-name="P101">Exercício VII</text:p>
      <text:p text:style-name="P79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89"><draw:frame draw:style-name="fr1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90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78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80"/>
      <text:p text:style-name="P102">Exercício I</text:p>
      <text:p text:style-name="P81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89"><draw:frame draw:style-name="fr1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90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80"/>
      <text:p text:style-name="P103"><text:soft-page-break/>Exercício II</text:p>
      <text:p text:style-name="P82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89"><draw:frame draw:style-name="fr1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90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80"/>
      <text:p text:style-name="P104">Exercício III</text:p>
      <text:p text:style-name="P83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89"><draw:frame draw:style-name="fr1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90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80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84"/>
      <text:p text:style-name="P105">Exercício I</text:p>
      <text:p text:style-name="P84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89"><draw:frame draw:style-name="fr1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90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84"/>
      <text:p text:style-name="P106">Exercício II</text:p>
      <text:p text:style-name="P85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89"><draw:frame draw:style-name="fr1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90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85"/>
      <text:p text:style-name="P86"/>
      <text:p text:style-name="P86"/>
      <text:p text:style-name="P86"/>
      <text:p text:style-name="P86"/>
      <text:p text:style-name="P86"/>
      <text:p text:style-name="P107"><text:soft-page-break/>Exercício III</text:p>
      <text:p text:style-name="P86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89"><draw:frame draw:style-name="fr1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90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86"/>
      <text:p text:style-name="P108">Exercício IV</text:p>
      <text:p text:style-name="P87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89"><draw:frame draw:style-name="fr1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90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87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88"/>
      <text:p text:style-name="P109">Exercício I</text:p>
      <text:p text:style-name="P88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89"><draw:frame draw:style-name="fr1" draw:name="Objeto47" text:anchor-type="as-char" svg:y="-2.187cm" svg:width="15.42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90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88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88"/>
      <text:p text:style-name="P110">Exercício I</text:p>
      <text:p text:style-name="P134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89"><draw:frame draw:style-name="fr1" draw:name="Objeto48" text:anchor-type="as-char" svg:y="-1.238cm" svg:width="10.922cm" svg:height="2.32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90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111">Exercício I<text:span text:style-name="T31">I</text:span></text:p>
      <text:p text:style-name="P138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89"><draw:frame draw:style-name="fr1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90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P112"><text:soft-page-break/>Exercício I<text:span text:style-name="T31">II</text:span></text:p>
      <text:p text:style-name="P139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89"><draw:frame draw:style-name="fr1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90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113">Exercício I<text:span text:style-name="T32">V</text:span></text:p>
      <text:p text:style-name="P140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89"><draw:frame draw:style-name="fr1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90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114">Exercício <text:span text:style-name="T32">V</text:span></text:p>
      <text:p text:style-name="P141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89"><draw:frame draw:style-name="fr1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90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115">Exercício <text:span text:style-name="T32">VI</text:span></text:p>
      <text:p text:style-name="P142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89"><draw:frame draw:style-name="fr1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90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116">Exercício <text:span text:style-name="T32">VII</text:span></text:p>
      <text:p text:style-name="P143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89"><draw:frame draw:style-name="fr1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90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17"><text:soft-page-break/>Exercício <text:span text:style-name="T32">VIII</text:span></text:p>
      <text:p text:style-name="P144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89"><draw:frame draw:style-name="fr1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90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118">Exercício I</text:p>
      <text:p text:style-name="P145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89"><draw:frame draw:style-name="fr1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90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122">Exercício I</text:p>
      <text:p text:style-name="P148">O custo marginal por unidade x é dado pela expressão <draw:frame draw:style-name="fr2" draw:name="Objeto58" text:anchor-type="as-char" svg:y="-0.681cm" svg:width="3.184cm" svg:height="1.06cm" draw:z-index="57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147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89"><draw:frame draw:style-name="fr1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90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23"><text:soft-page-break/>Exercício I<text:span text:style-name="T33">I</text:span></text:p>
      <text:p text:style-name="P123"/>
      <text:p text:style-name="P150">O rendimento marginal de um bem em quantidade (x) é dado pela expressão <draw:frame draw:style-name="fr2" draw:name="Objeto60" text:anchor-type="as-char" svg:y="-0.437cm" svg:width="2.729cm" svg:height="0.527cm" draw:z-index="59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149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89"><draw:frame draw:style-name="fr1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90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37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2" draw:name="Objeto61" text:anchor-type="as-char" svg:y="-0.781cm" svg:width="6.096cm" svg:height="1.349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124">Exercício I</text:p>
      <text:p text:style-name="P151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89"><draw:frame draw:style-name="fr1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90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125">Exercício I<text:span text:style-name="T34">I</text:span></text:p>
      <text:p text:style-name="P152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89"><draw:frame draw:style-name="fr1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90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126"><text:soft-page-break/>Exercício I<text:span text:style-name="T34">II</text:span></text:p>
      <text:p text:style-name="P153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89"><draw:frame draw:style-name="fr1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90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127">Exercício I<text:span text:style-name="T35">V</text:span></text:p>
      <text:p text:style-name="P154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89"><draw:frame draw:style-name="fr1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90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128">Exercício <text:span text:style-name="T35">V</text:span></text:p>
      <text:p text:style-name="P155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89"><draw:frame draw:style-name="fr1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90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129">Exercício <text:span text:style-name="T35">VI</text:span></text:p>
      <text:p text:style-name="P156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89"><draw:frame draw:style-name="fr1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90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130">Exercício <text:span text:style-name="T35">VI</text:span></text:p>
      <text:p text:style-name="P157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89"><draw:frame draw:style-name="fr1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90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131"><text:soft-page-break/>Exercício <text:span text:style-name="T35">VII</text:span></text:p>
      <text:p text:style-name="P158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89"><draw:frame draw:style-name="fr1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90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132">Exercício <text:span text:style-name="T35">VIII</text:span></text:p>
      <text:p text:style-name="P159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89"><draw:frame draw:style-name="fr1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90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04T17:48:42.051000000</dc:date>
    <meta:editing-duration>PT21H36M54S</meta:editing-duration>
    <meta:editing-cycles>329</meta:editing-cycles>
    <meta:document-statistic meta:table-count="66" meta:image-count="0" meta:object-count="70" meta:page-count="16" meta:paragraph-count="222" meta:word-count="374" meta:character-count="2069" meta:non-whitespace-character-count="1827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2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, { partial u } over { partial x } = 2 -&gt; color green{ partial x } = color green{ {partial u} over 2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n>01.</mn>
        </mtd>
        <mtd>
          <mrow>
            <mrow>
              <mo stretchy="false">∫</mo>
              <mo stretchy="false">∂</mo>
            </mrow>
            <mi>x</mi>
          </mrow>
        </mtd>
        <mtd>
          <mtext>=</mtext>
        </mtd>
        <mtd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n>02.</mn>
        </mtd>
        <mtd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n>03.</mn>
        </mtd>
        <mtd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n>04.</mn>
        </mtd>
        <mtd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n>05.</mn>
        </mtd>
        <mtd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n>06.</mn>
        </mtd>
        <mtd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n>07.</mn>
        </mtd>
        <mtd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n>08.</mn>
        </mtd>
        <mtd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01. # int partial x # "=" # x + c # {} # {} ##
02. # int x^p partial x # "=" # x^{p + 1} over { p + 1 } + c # -&gt; # p&lt;&gt;-1 ##
03. # int e^x partial x # "=" # e^x + c # {} # {} ##
04. # int {{partial x} over x} # "=" # ln abs{x} + c  # {} # {} ##
05. # int u^p partial u # "=" # u^{p + 1} over { p + 1 } + c # -&gt; # p&lt;&gt;-1 ##
06. # int e^u partial u # "=" # e^u + c # {} # {} ##
07. # int {{partial u} over u} # "=" # ln abs{u} + c  # {} # {} ##
08. # int a^u partial u # "=" # a^u over {ln abs{a}} + c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{3}overstrike x{{partial u} over {4 overstrike x}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, {partial u} over {partial x} = 4x -&gt; color green{partial x} = color green{{partial u} over {4x}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2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2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{u}overstrike x{{partial u} over {2 overstrike x}} = {1 over 2}int e^u partial u = {1 over 2}e^u + c = color red{e^{ x^2 + 1 } over 2 + c} newline
color green{u} = color green{x^2 + 1} , {partial u} over {partial x} = 2x -&gt; color green{partial x} = color green{{partial u} over {2x}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enclose notation="horizontalstrike">
              <msup>
                <mi>x</mi>
                <mn>3</mn>
              </msup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sup>
                      <mi>x</mi>
                      <mn>3</mn>
                    </msup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sup>
                      <mi>x</mi>
                      <mn>3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{u} overstrike x^3 {{partial u} over {4 overstrike x^3}} = {1 over 4}int e^u partial u = { 1 over 4 }e^u + c = color red{ e^{ x^4 + 1 } over 4 + c } newline
color green{u} = color green{x^4 + 1} , {partial u} over {partial x} = 4x^3 -&gt; color green{partial x} = color green{{partial u} over {4x^3}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overstrike x{{partial u} over {4 overstrike x}} = {1 over 4}int u^{-3} partial u = { 1 over 4 }{u^{-2} over ( -2 )} + c = -1 over {8u^2} + c "=" newline 
color red{-1 over { 8 left( 2x^2 - 1 right)^2 } + c} newline
color green{u} = color green{2x^2 - 1} , {partial u} over {partial x} = 4x -&gt; color green{partial x} = color green{{partial u} over {4x}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overstrike x{{partial u} over {4 overstrike x}} = {1 over 4} int u^{-1} partial u = { 1 over 4 } ln abs{u} + c = color red{{ ln abs{2x^2 - 1} } over 4 + c} newline
color green{u} = color green{2x^2 - 1} , {partial u} over {partial x} = 4x -&gt; color green{partial x} = color green{{partial u} over {4x}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1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, {partial x} over {partial u} = 1 -&gt; color green{partial x} = color green{partial u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2</mn>
            </mrow>
            <mi>u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, {partial x} over {partial u} = 2u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enclose notation="horizontalstrike">
              <mi>r</mi>
            </menclose>
            <mrow>
              <mfrac>
                <mrow>
                  <mo stretchy="false">∂</mo>
                  <mi>u</mi>
                </mrow>
                <mrow>
                  <mn>2</mn>
                  <menclose notation="horizontalstrike">
                    <mi>r</mi>
                  </menclose>
                </mrow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r</mi>
                </mrow>
              </mfrac>
              <mo stretchy="false">=</mo>
              <mn>2</mn>
            </mrow>
            <mi>r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2</mn>
                    <mi>r</mi>
                  </mrow>
                </mfrac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overstrike r {{partial u} over {2 overstrike r}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, {partial u} over {partial r} = 2r -&gt; color green{partial x} = color green{{partial u} over {2r}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</mtable>
    <annotation encoding="StarMath 5.0">color red{int from 0 to 2 sqrt{ 2x^2 + 1 }x partial x} = int from 0 to 2 sqrt u overstrike x {{partial u} over {4 overstrike x}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, { partial u } over { partial x } = 4x -&gt; color green{ partial x } = color green{ {partial u} over {4x}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enclose notation="horizontalstrike">
              <msup>
                <mi>x</mi>
                <mn>2</mn>
              </msup>
            </menclose>
            <mrow>
              <mfrac>
                <mrow>
                  <mo stretchy="false">∂</mo>
                  <mi>u</mi>
                </mrow>
                <mrow>
                  <mn>3</mn>
                  <menclose notation="horizontalstrike">
                    <msup>
                      <mi>x</mi>
                      <mn>2</mn>
                    </msup>
                  </menclose>
                </mrow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3</mn>
            </mrow>
            <msup>
              <mi>x</mi>
              <mn>2</mn>
            </msup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3</mn>
                    <msup>
                      <mi>x</mi>
                      <mn>2</mn>
                    </msup>
                  </mrow>
                </mfrac>
              </mstyle>
            </mrow>
          </mrow>
        </mtd>
      </mtr>
    </mtable>
    <annotation encoding="StarMath 5.0">color red{int left( x^3 - 1 right)^{4}x^2 partial x} = int u^4 overstrike x^2{{partial u} over {3 overstrike x^2}} = {1 over 3} int u^4 partial u = {1 over 3}{u^5 over 5} + c = color red{{left( x^3 - 1 right)^5} over 15 + c} newline
color green{ u } = color green{ x^3 - 1 } , { partial u } over { partial x } = 3x^2 -&gt; color green{ partial x } = color green{ {partial u} over {3x^2}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, partial u = 2x partial x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, partial u = 2x partial x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, partial u = 2x partial x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i>,</mi>
            <mo stretchy="false">∂</mo>
            <mrow>
              <mi>u</mi>
              <mo stretchy="false">=</mo>
              <mn>3</mn>
            </mrow>
            <msup>
              <mi>x</mi>
              <mn>2</mn>
            </msup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, partial u = 3x^2 partial x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, partial u = { 1 over 2 }x^{ -1 over 2 } partial x =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, partial u = 2x partial x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,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i>,</mi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,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n>01.</mn>
        </mtd>
        <mtd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n>02.</mn>
        </mtd>
        <mtd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01. # int sen (u) partial u # "=" # -cos( u ) + c ##
02. # int cos (u) partial u # "=" # sen( u 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row>
                <mo stretchy="false">∂</mo>
                <mi>u</mi>
              </mrow>
              <mo stretchy="false">=</mo>
              <mn>4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, { partial u } = 4x partial x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i>,</mi>
            <mo stretchy="false">∂</mo>
            <mrow>
              <mi>u</mi>
              <mo stretchy="false">=</mo>
              <mn>9</mn>
            </mrow>
            <msup>
              <mi>x</mi>
              <mn>2</mn>
            </msup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, partial u = 9x^2 partial x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,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,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, partial u = -sen( x ) partial x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,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,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,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,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